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8C000001137ADD28AD.png" manifest:media-type=""/>
  <manifest:file-entry manifest:full-path="Pictures/1000000000000141000000BA1A95751B.png" manifest:media-type=""/>
  <manifest:file-entry manifest:full-path="Pictures/100002010000006000000060A26D3603.png" manifest:media-type=""/>
  <manifest:file-entry manifest:full-path="Pictures/10000000000000F10000007A5911105C.png" manifest:media-type=""/>
  <manifest:file-entry manifest:full-path="Pictures/10000000000000F3000000CF02554A7B.png" manifest:media-type=""/>
  <manifest:file-entry manifest:full-path="Pictures/10000000000000CC000000CC6C8FB18A.png" manifest:media-type=""/>
  <manifest:file-entry manifest:full-path="Pictures/100002010000006000000060EC775CE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>
      <style:text-properties fo:font-weight="bold"/>
    </style:style>
    <style:style style:name="P5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8" draw:id="id8" draw:layer="layout" svg:width="3.386cm" svg:height="3.386cm" svg:x="1.9cm" svg:y="2.3cm">
          <draw:image xlink:href="Pictures/100002010000006000000060EC775CE8.png" xlink:type="simple" xlink:show="embed" xlink:actuate="onLoad">
            <text:p/>
          </draw:image>
        </draw:frame>
        <draw:frame draw:style-name="gr1" draw:text-style-name="P1" xml:id="id1" draw:id="id1" draw:layer="layout" svg:width="5.3cm" svg:height="3.3cm" svg:x="13.1cm" svg:y="5.1cm">
          <draw:image xlink:href="Pictures/100002010000006000000060A26D3603.png" xlink:type="simple" xlink:show="embed" xlink:actuate="onLoad">
            <text:p/>
          </draw:image>
        </draw:frame>
        <draw:frame draw:style-name="gr1" draw:text-style-name="P1" xml:id="id7" draw:id="id7" draw:layer="layout" svg:width="2.5cm" svg:height="1.4cm" svg:x="14.5cm" svg:y="8.6cm">
          <draw:image xlink:href="Pictures/10000000000000F10000007A5911105C.png" xlink:type="simple" xlink:show="embed" xlink:actuate="onLoad">
            <text:p/>
          </draw:image>
        </draw:frame>
        <draw:frame draw:style-name="gr1" draw:text-style-name="P1" xml:id="id5" draw:id="id5" draw:layer="layout" svg:width="3cm" svg:height="2cm" svg:x="17.5cm" svg:y="5.8cm">
          <draw:image xlink:href="Pictures/1000000000000141000000BA1A95751B.png" xlink:type="simple" xlink:show="embed" xlink:actuate="onLoad">
            <text:p/>
          </draw:image>
        </draw:frame>
        <draw:custom-shape draw:style-name="gr2" draw:text-style-name="P2" xml:id="id4" draw:id="id4" draw:layer="layout" svg:width="4.4cm" svg:height="1.3cm" svg:x="23.9cm" svg:y="11.8cm">
          <text:p text:style-name="P1"><text:span text:style-name="T1">Interpréteur Ph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5.2cm" svg:height="0.899cm" svg:x="16.5cm" svg:y="11.4cm">
          <draw:text-box>
            <text:p><text:span text:style-name="T2">Page admin.html</text:span></text:p>
          </draw:text-box>
        </draw:frame>
        <draw:frame draw:style-name="gr4" draw:text-style-name="P1" xml:id="id3" draw:id="id3" draw:layer="layout" svg:width="3cm" svg:height="1.8cm" svg:x="24.9cm" svg:y="3.9cm">
          <draw:image xlink:href="Pictures/100002010000018C000001137ADD28AD.png" xlink:type="simple" xlink:show="embed" xlink:actuate="onLoad">
            <text:p/>
          </draw:image>
        </draw:frame>
        <draw:frame draw:style-name="gr5" draw:text-style-name="P3" xml:id="id9" draw:id="id9" draw:layer="layout" svg:width="3.6cm" svg:height="0.9cm" svg:x="24.8cm" svg:y="2.8cm">
          <draw:text-box>
            <text:p><text:span text:style-name="T2">Page Php</text:span></text:p>
          </draw:text-box>
        </draw:frame>
        <draw:connector draw:style-name="gr6" draw:text-style-name="P1" draw:layer="layout" draw:type="curve" svg:x1="15.75cm" svg:y1="5.1cm" svg:x2="19.7cm" svg:y2="3.312cm" draw:start-shape="id1" draw:start-glue-point="0" draw:end-shape="id2" draw:end-glue-point="3" svg:d="m15750 5100c0-1192 1316-1788 3950-1788" svg:viewBox="0 0 3951 1789">
          <text:p/>
        </draw:connector>
        <draw:connector draw:style-name="gr6" draw:text-style-name="P1" draw:layer="layout" draw:type="curve" svg:x1="26.4cm" svg:y1="5.7cm" svg:x2="27.656cm" svg:y2="11.99cm" draw:start-shape="id3" draw:start-glue-point="2" draw:end-shape="id4" draw:end-glue-point="11" svg:d="m26400 5700c0 4725 1256 1580 1256 6290" svg:viewBox="0 0 1257 6291">
          <text:p/>
        </draw:connector>
        <draw:connector draw:style-name="gr6" draw:text-style-name="P1" draw:layer="layout" draw:type="curve" svg:x1="20.5cm" svg:y1="6.8cm" svg:x2="24.544cm" svg:y2="11.99cm" draw:start-shape="id5" draw:start-glue-point="1" draw:end-shape="id4" draw:end-glue-point="5" svg:d="m20500 6800c2696 0 4044 1730 4044 5190" svg:viewBox="0 0 4045 5191">
          <text:p/>
        </draw:connector>
        <draw:connector draw:style-name="gr6" draw:text-style-name="P1" draw:layer="layout" draw:type="curve" svg:x1="26.1cm" svg:y1="13.1cm" svg:x2="20.242cm" svg:y2="13.4cm" draw:start-shape="id4" draw:start-glue-point="8" draw:end-shape="id6" draw:end-glue-point="1" svg:d="m26100 13100c0 753-1965 627-2706 514s-259-214-3152-214" svg:viewBox="0 0 5859 601">
          <text:p/>
        </draw:connector>
        <draw:connector draw:style-name="gr6" draw:text-style-name="P1" draw:layer="layout" draw:type="curve" svg:x1="17.4cm" svg:y1="13.4cm" svg:x2="15.75cm" svg:y2="10cm" draw:start-shape="id6" draw:start-glue-point="3" draw:end-shape="id7" draw:end-glue-point="2" svg:d="m17400 13400c-1100 0-1650-1133-1650-3400" svg:viewBox="0 0 1651 3401">
          <text:p/>
        </draw:connector>
        <draw:connector draw:style-name="gr6" draw:text-style-name="P1" draw:layer="layout" draw:type="curve" svg:x1="3.593cm" svg:y1="2.3cm" svg:x2="15.75cm" svg:y2="5.1cm" draw:start-shape="id8" draw:start-glue-point="0" draw:end-shape="id1" draw:end-glue-point="0" svg:d="m3593 2300c0-750 12157-2150 12157 2800" svg:viewBox="0 0 12158 3573">
          <text:p/>
        </draw:connector>
        <draw:connector draw:style-name="gr6" draw:text-style-name="P1" draw:layer="layout" draw:type="curve" svg:x1="13.1cm" svg:y1="6.75cm" svg:x2="3.593cm" svg:y2="5.686cm" draw:start-shape="id1" draw:start-glue-point="3" draw:end-shape="id8" draw:end-glue-point="2" svg:d="m13100 6750c-6338 0-9507-354-9507-1064" svg:viewBox="0 0 9508 1065">
          <text:p/>
        </draw:connector>
        <draw:frame draw:style-name="gr1" draw:text-style-name="P1" xml:id="id2" draw:id="id2" draw:layer="layout" svg:width="2.1cm" svg:height="1.376cm" svg:x="19.7cm" svg:y="2.624cm">
          <draw:image xlink:href="Pictures/10000000000000CC000000CC6C8FB18A.png" xlink:type="simple" xlink:show="embed" xlink:actuate="onLoad">
            <text:p/>
          </draw:image>
        </draw:frame>
        <draw:connector draw:style-name="gr6" draw:text-style-name="P1" draw:layer="layout" draw:type="curve" svg:x1="21.8cm" svg:y1="3.312cm" svg:x2="24.8cm" svg:y2="3.25cm" draw:start-shape="id2" draw:start-glue-point="1" draw:end-shape="id9" svg:d="m21800 3312c2250 0 750-62 3000-62" svg:viewBox="0 0 3001 63">
          <text:p/>
        </draw:connector>
        <draw:frame draw:style-name="gr7" draw:text-style-name="P4" draw:layer="layout" svg:width="3.2cm" svg:height="0.983cm" svg:x="10.3cm" svg:y="1.9cm">
          <draw:text-box>
            <text:p><text:span text:style-name="T3">Requête</text:span></text:p>
          </draw:text-box>
        </draw:frame>
        <draw:frame draw:style-name="gr8" draw:text-style-name="P4" draw:layer="layout" svg:width="3.2cm" svg:height="1cm" svg:x="5.9cm" svg:y="6.8cm">
          <draw:text-box>
            <text:p><text:span text:style-name="T3">Réponse</text:span></text:p>
          </draw:text-box>
        </draw:frame>
        <draw:frame draw:style-name="gr9" draw:text-style-name="P4" draw:layer="layout" svg:width="3.5cm" svg:height="1.1cm" svg:x="18.8cm" svg:y="3.7cm">
          <draw:text-box>
            <text:p><text:span text:style-name="T3">htAccess</text:span></text:p>
          </draw:text-box>
        </draw:frame>
        <draw:frame draw:style-name="gr5" draw:text-style-name="P3" draw:layer="layout" svg:width="4.9cm" svg:height="0.9cm" svg:x="20.3cm" svg:y="7.5cm">
          <draw:text-box>
            <text:p><text:span text:style-name="T2">+ Données BDD</text:span></text:p>
          </draw:text-box>
        </draw:frame>
        <draw:frame draw:style-name="gr5" draw:text-style-name="P5" draw:layer="layout" svg:width="6.8cm" svg:height="0.9cm" svg:x="21.9cm" svg:y="13.7cm">
          <draw:text-box>
            <text:p text:style-name="P1"><text:span text:style-name="T2">Génération de la page</text:span></text:p>
          </draw:text-box>
        </draw:frame>
        <draw:frame draw:style-name="gr5" draw:text-style-name="P5" draw:layer="layout" svg:width="4.7cm" svg:height="0.9cm" svg:x="11.4cm" svg:y="10.2cm">
          <draw:text-box>
            <text:p text:style-name="P1"><text:span text:style-name="T2">transmission</text:span></text:p>
          </draw:text-box>
        </draw:frame>
        <draw:frame draw:style-name="gr4" draw:text-style-name="P1" xml:id="id6" draw:id="id6" draw:layer="layout" svg:width="2.842cm" svg:height="1.8cm" svg:x="17.4cm" svg:y="12.5cm">
          <draw:image xlink:href="Pictures/10000000000000F3000000CF02554A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3T08:25:48.754000000</meta:creation-date>
    <dc:date>2014-03-13T09:47:30.599000000</dc:date>
    <meta:editing-duration>PT32M6S</meta:editing-duration>
    <meta:editing-cycles>10</meta:editing-cycles>
    <meta:generator>LibreOffice/4.1.5.3$Windows_x86 LibreOffice_project/1c1366bba2ba2b554cd2ca4d87c06da81c05d24</meta:generator>
    <meta:document-statistic meta:object-count="24"/>
  </office:meta>
</office:document-meta>
</file>